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WenQuanYi Zen Hei" svg:font-family="'WenQuanYi Zen Hei'" style:font-family-generic="system" style:font-pitch="variable"/>
  </office:font-face-decls>
  <office:automatic-styles>
    <style:style style:name="co1" style:family="table-column">
      <style:table-column-properties fo:break-before="auto" style:column-width="3.25in"/>
    </style:style>
    <style:style style:name="co2" style:family="table-column">
      <style:table-column-properties fo:break-before="auto" style:column-width="4.8228in"/>
    </style:style>
    <style:style style:name="co3" style:family="table-column">
      <style:table-column-properties fo:break-before="auto" style:column-width="5.1146in"/>
    </style:style>
    <style:style style:name="co4" style:family="table-column">
      <style:table-column-properties fo:break-before="auto" style:column-width="3.698in"/>
    </style:style>
    <style:style style:name="co5" style:family="table-column">
      <style:table-column-properties fo:break-before="auto" style:column-width="1.448in"/>
    </style:style>
    <style:style style:name="ro1" style:family="table-row">
      <style:table-row-properties style:row-height="0.1965in" fo:break-before="auto" style:use-optimal-row-height="true"/>
    </style:style>
    <style:style style:name="ro2" style:family="table-row">
      <style:table-row-properties style:row-height="1.0783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2.6634in" fo:break-before="auto" style:use-optimal-row-height="true"/>
    </style:style>
    <style:style style:name="ro8" style:family="table-row">
      <style:table-row-properties style:row-height="0.2189in" fo:break-before="auto" style:use-optimal-row-height="true"/>
    </style:style>
    <style:style style:name="ro9" style:family="table-row">
      <style:table-row-properties style:row-height="1.7827in" fo:break-before="auto" style:use-optimal-row-height="true"/>
    </style:style>
    <style:style style:name="ro10" style:family="table-row">
      <style:table-row-properties style:row-height="1.2535in" fo:break-before="auto" style:use-optimal-row-height="true"/>
    </style:style>
    <style:style style:name="ro11" style:family="table-row">
      <style:table-row-properties style:row-height="3.7209in" fo:break-before="auto" style:use-optimal-row-height="true"/>
    </style:style>
    <style:style style:name="ro12" style:family="table-row">
      <style:table-row-properties style:row-height="2.1346in" fo:break-before="auto" style:use-optimal-row-height="true"/>
    </style:style>
    <style:style style:name="ro13" style:family="table-row">
      <style:table-row-properties style:row-height="2.8398in" fo:break-before="auto" style:use-optimal-row-height="true"/>
    </style:style>
    <style:style style:name="ro14" style:family="table-row">
      <style:table-row-properties style:row-height="0.198in" fo:break-before="auto" style:use-optimal-row-height="true"/>
    </style:style>
    <style:style style:name="ro15" style:family="table-row">
      <style:table-row-properties style:row-height="3.0161in" fo:break-before="auto" style:use-optimal-row-height="true"/>
    </style:style>
    <style:style style:name="ro16" style:family="table-row">
      <style:table-row-properties style:row-height="0.9098in" fo:break-before="auto" style:use-optimal-row-height="true"/>
    </style:style>
    <style:style style:name="ro17" style:family="table-row">
      <style:table-row-properties style:row-height="2.4874in" fo:break-before="auto" style:use-optimal-row-height="true"/>
    </style:style>
    <style:style style:name="ro18" style:family="table-row">
      <style:table-row-properties style:row-height="1.9575in" fo:break-before="auto" style:use-optimal-row-height="true"/>
    </style:style>
    <style:style style:name="ro19" style:family="table-row">
      <style:table-row-properties style:row-height="1.3008in" fo:break-before="auto" style:use-optimal-row-height="false"/>
    </style:style>
    <style:style style:name="ro20" style:family="table-row">
      <style:table-row-properties style:row-height="1.0736in" fo:break-before="auto" style:use-optimal-row-height="true"/>
    </style:style>
    <style:style style:name="ro21" style:family="table-row">
      <style:table-row-properties style:row-height="2.8362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5"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font-size-asian="11pt" style:font-size-complex="11pt"/>
    </style:style>
    <style:style style:name="ce4" style:family="table-cell" style:parent-style-name="Default" style:data-style-name="N0">
      <style:table-cell-properties style:text-align-source="fix" style:repeat-content="false" fo:wrap-option="wrap" style:vertical-align="top"/>
      <style:paragraph-properties fo:text-align="start" fo:margin-left="0.139in"/>
      <style:text-properties fo:font-size="11pt" style:font-size-asian="11pt" style:font-size-complex="11pt"/>
    </style:style>
    <style:style style:name="ce3" style:family="table-cell" style:parent-style-name="Default" style:data-style-name="N0">
      <style:text-properties fo:font-size="11pt" style:font-size-asian="11pt" style:font-size-complex="11pt"/>
    </style:style>
    <style:style style:name="ce6" style:family="table-cell" style:parent-style-name="Default" style:data-style-name="N0">
      <style:table-cell-properties style:text-align-source="fix" style:repeat-content="false" fo:wrap-option="wrap" style:vertical-align="top"/>
      <style:paragraph-properties fo:text-align="start" fo:margin-left="0.139in"/>
      <style:text-properties fo:font-size="11pt" fo:font-weight="bold" style:font-size-asian="11pt" style:font-weight-asian="bold" style:font-size-complex="11pt" style:font-weight-complex="bold"/>
    </style:style>
    <style:style style:name="ce1" style:family="table-cell" style:parent-style-name="Default" style:data-style-name="N0"/>
    <style:style style:name="ce7"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text-underline-style="solid" style:text-underline-width="auto" style:text-underline-color="font-color" style:font-size-asian="11pt" style:font-size-complex="11pt"/>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number-columns-repeated="16378" table:default-cell-style-name="ce4"/>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1B-Instruct</text:p>
          </table:table-cell>
          <table:table-cell table:style-name="ce5" office:value-type="string" calcext:value-type="string">
            <text:p>embed_model_name = "BAAI/bge-base-en-v1.5",</text:p>
            <text:p>chunk_size = 512,</text:p>
            <text:p>chunk_overlap = 64,</text:p>
            <text:p>Temperature = 0.4,</text:p>
            <text:p/>
          </table:table-cell>
          <table:table-cell table:style-name="ce5" office:value-type="string" calcext:value-type="string">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table:style-name="ce5" office:value-type="string" calcext:value-type="string">
            <text:p>Sei un assistente bibliotecario. Nel contesto ti sono fornite informazioni sul catalogo della Biblioteca Pontaniana di Napoli.</text:p>
            <text:p>Rispondi alle domande degli utenti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table-cell table:style-name="ce6" table:number-columns-repeated="16377"/>
        </table:table-row>
        <table:table-row table:style-name="ro4">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Il colore dell'inchiostro nel &lt;&lt;Delle famiglie nobili napoletane di Scipione Ammirato parte prima&gt;&gt; è il nero.</text:p>
          </table:table-cell>
          <table:table-cell table:style-name="ce5" office:value-type="string" calcext:value-type="string">
            <text:p>Il colore dell'inchiostro nel &lt;&lt;Delle famiglie nobili napoletane di Scipione Ammirato parte prima&gt;&gt; è nero.</text:p>
            <text:p/>
          </table:table-cell>
          <table:table-cell table:style-name="ce3" office:value-type="string" calcext:value-type="string">
            <text:p>entrambe corrette</text:p>
          </table:table-cell>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L'opera è un'opera di scultura del XVII secolo, rappresentante la famiglia nobiliare napoletana di Scipione Ammirato.</text:p>
            <text:p/>
          </table:table-cell>
          <table:table-cell table:style-name="ce5" office:value-type="string" calcext:value-type="string">
            <text:p>L'opera è accompagnata da un'illustrazione di un stemma di Medici, che rappresenta la famiglia Medici e la sua storia.</text:p>
          </table:table-cell>
          <table:table-cell table:style-name="ce3" office:value-type="string" calcext:value-type="string">
            <text:p>entrambe incomplete</text:p>
          </table:table-cell>
          <table:table-cell table:number-columns-repeated="16379"/>
        </table:table-row>
        <table:table-row table:style-name="ro6">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nella numerazione delle pagine di alcuni libri, sono presenti anomalie nella numerazione.</text:p>
          </table:table-cell>
          <table:table-cell table:style-name="ce5" office:value-type="string" calcext:value-type="string">
            <text:p>Sì, ci sono errori nella numerazione delle pagine di alcuni libri. Questi errori sono stati corretti nel 2019.</text:p>
            <text:p/>
          </table:table-cell>
          <table:table-cell table:style-name="ce3" office:value-type="string" calcext:value-type="string">
            <text:p>entrambe incomplete. CAG allucina</text:p>
          </table:table-cell>
          <table:table-cell table:number-columns-repeated="16379"/>
        </table:table-row>
        <table:table-row table:style-name="ro7">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a legatura del &lt;&lt;Marci Tullii Ciceronis Orationes. Superiorum permissu&gt;&gt; è un legamento di legatura a testa, che significa che il testo è legato a testa.</text:p>
          </table:table-cell>
          <table:table-cell table:style-name="ce5" office:value-type="string" calcext:value-type="string">
            <text:p>La legatura del &lt;&lt;Marci Tullii Ciceronis Orationes. Superiorum permissu&gt;&gt; è una legatura a legatura a mano, a legatura a mano,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text:p>
          </table:table-cell>
          <table:table-cell table:style-name="ce3" office:value-type="string" calcext:value-type="string">
            <text:p>entrambe errate. CAG non genera EOS token</text:p>
          </table:table-cell>
          <table:table-cell table:number-columns-repeated="16379"/>
        </table:table-row>
        <table:table-row table:style-name="ro4">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Leonardo Liparulo fu un pittore e scultore che lavorò all'opera originale di Andrea d'Isernia, ma non è noto che abbia contribuito specificamente a essa.</text:p>
          </table:table-cell>
          <table:table-cell table:style-name="ce5" office:value-type="string" calcext:value-type="string">
            <text:p>Leonardo Liparulo fu il curatore e commentatore dell'opera di Andrea d'Isernia "In usus feudorum commentaria".</text:p>
          </table:table-cell>
          <table:table-cell table:style-name="ce3" office:value-type="string" calcext:value-type="string">
            <text:p>CAG corretta, RAG errata.</text:p>
          </table:table-cell>
          <table:table-cell table:number-columns-repeated="16379"/>
        </table:table-row>
        <table:table-row table:style-name="ro8" table:number-rows-repeated="1048566">
          <table:table-cell table:number-columns-repeated="16384"/>
        </table:table-row>
        <table:table-row table:style-name="ro8">
          <table:table-cell table:number-columns-repeated="16384"/>
        </table:table-row>
      </table:table>
      <table:table table:name="Sheet2"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3B-Instruct</text:p>
          </table:table-cell>
          <table:table-cell table:style-name="ce5" office:value-type="string" calcext:value-type="string">
            <text:p>embed_model_name = "BAAI/bge-base-en-v1.5",</text:p>
            <text:p>chunk_size = 512,</text:p>
            <text:p>chunk_overlap = 64,</text:p>
            <text:p>Temperature = 0.4,</text:p>
            <text:p/>
          </table:table-cell>
          <table:table-cell table:style-name="ce5" office:value-type="string" calcext:value-type="string">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table:style-name="ce5" office:value-type="string" calcext:value-type="string">
            <text:p>Sei un assistente bibliotecario. Nel contesto ti sono fornite informazioni sul catalogo della Biblioteca Pontaniana di Napoli.</text:p>
            <text:p>Rispondi alle domande degli utenti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6">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Il colore dell'inchiostro è nero.</text:p>
            <text:p/>
          </table:table-cell>
          <table:table-cell table:style-name="ce5" office:value-type="string" calcext:value-type="string">
            <text:p>Il colore dell'inchiostro nel libro "Delle famiglie nobili napoletane di Scipione Ammirato parte prima" è nero.</text:p>
            <text:p/>
            <text:p>&lt;|system|</text:p>
            <text:p/>
          </table:table-cell>
          <table:table-cell table:style-name="ce3"/>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la illustrazione dell'opera Delle famiglie nobili napoletane di Scipione Ammirato parte prima è una tavola con illustrazioni xilografiche (o incisioni).</text:p>
          </table:table-cell>
          <table:table-cell table:style-name="ce5" office:value-type="string" calcext:value-type="string">
            <text:p>&lt;|system|</text:p>
          </table:table-cell>
          <table:table-cell table:number-columns-repeated="16380"/>
        </table:table-row>
        <table:table-row table:style-name="ro9">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I due libri con errori nella numerazione delle pagine sono "Delle famiglie nobili napoletane di Scipione Ammirato parte prima" (libro con segnatura fiore) e "D. Andreae de Isernia In usus feudorum commentaria" (libro con segnatura *4 a-z8 A-S8 T4), con errori nelle numerazioni delle pagine 160-173, 240, 251 e 272.</text:p>
          </table:table-cell>
          <table:table-cell table:style-name="ce5" office:value-type="string" calcext:value-type="string">
            <text:p>Sì, sono presenti anomalie nella numerazione delle pagine di alcuni libri. In particolare, si notano errori nella numerazione delle pagine di tre libri:</text:p>
            <text:p>- "Delle famiglie nobili napoletane di Scipione Ammirato parte prima" (1580): le pagine 160 passano a 173, ritornano a 161, proseguono fino a 172, e saltano da 172 a 185.</text:p>
            <text:p>- "Marci Tullii Ciceronis Orationes" (1541): non sono presenti anomalie nella numerazione delle pagine.</text:p>
            <text:p>- "D. Andreae de Isernia In usus feudorum commentaria" (1579): le pagine 240, 251 e 272 presentano errori nella numerazione.</text:p>
            <text:p/>
          </table:table-cell>
          <table:table-cell table:style-name="ce3"/>
          <table:table-cell table:number-columns-repeated="16379"/>
        </table:table-row>
        <table:table-row table:style-name="ro4">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a &lt;&lt;Marci Tullii Ciceronis Orationes. Superiorum permissu&gt;&gt; è una raccolta di orazioni di Marco Tullio Cicerone, pubblicata con il permesso dei superiori.</text:p>
          </table:table-cell>
          <table:table-cell table:style-name="ce5" office:value-type="string" calcext:value-type="string">
            <text:p>&lt;|system|</text:p>
          </table:table-cell>
          <table:table-cell table:style-name="ce3"/>
          <table:table-cell table:number-columns-repeated="16379"/>
        </table:table-row>
        <table:table-row table:style-name="ro10">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Il contributo specifico di Leonardo Liparulo all'opera originale di Andrea d'Isernia non è documentato.</text:p>
          </table:table-cell>
          <table:table-cell table:style-name="ce5" office:value-type="string" calcext:value-type="string">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ext:p/>
          </table:table-cell>
          <table:table-cell table:style-name="ce3"/>
          <table:table-cell table:number-columns-repeated="16379"/>
        </table:table-row>
        <table:table-row table:style-name="ro3">
          <table:table-cell table:number-columns-repeated="2"/>
          <table:table-cell table:style-name="ce1"/>
          <table:table-cell table:number-columns-repeated="16381"/>
        </table:table-row>
        <table:table-row table:style-name="ro8" table:number-rows-repeated="1048565">
          <table:table-cell table:number-columns-repeated="16384"/>
        </table:table-row>
        <table:table-row table:style-name="ro8">
          <table:table-cell table:number-columns-repeated="16384"/>
        </table:table-row>
      </table:table>
      <table:table table:name="Sheet3"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icrosoft/Phi-4-mini-instruct</text:p>
          </table:table-cell>
          <table:table-cell table:style-name="ce5" office:value-type="string" calcext:value-type="string">
            <text:p>embed_model_name = "BAAI/bge-m3",</text:p>
            <text:p>chunk_size = 512</text:p>
            <text:p>chunk_overlap = 64</text:p>
            <text:p>temperature = 0.4</text:p>
          </table:table-cell>
          <table:table-cell table:style-name="ce5" office:value-type="string" calcext:value-type="string">
            <text:p>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able:table-cell>
          <table:table-cell table:style-name="ce5" office:value-type="string" calcext:value-type="string">
            <text:p>    Sei un assistente bibliotecario. Nel contesto ti sono fornite informazioni sul catalogo della Biblioteca Pontaniana di Napoli.</text:p>
            <text:p>    Rispondi alle domande con le informazioni pertinenti.</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4">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text:s/>L'inchiostro nel "Delle famiglie nobili napoletane di Scipione Ammirato parte prima" è nero.</text:p>
          </table:table-cell>
          <table:table-cell table:style-name="ce5" office:value-type="string" calcext:value-type="string">
            <text:p>['Nero']</text:p>
          </table:table-cell>
          <table:table-cell table:style-name="ce3"/>
          <table:table-cell table:number-columns-repeated="16379"/>
        </table:table-row>
        <table:table-row table:style-name="ro11">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The illustration accompanying the work "Delle famiglie nobili napoletane di Scipione Ammirato parte prima" is a "Tavola della prima parte delle famiglie nobili napoletane," which is a cartographic engraving. There are also allegorical figures in the typographic frame of the frontispiece.</text:p>
          </table:table-cell>
          <table:table-cell table:style-name="ce5" office:value-type="string" calcext:value-type="string">
            <text:p>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text:p>
          </table:table-cell>
          <table:table-cell table:number-columns-repeated="16380"/>
        </table:table-row>
        <table:table-row table:style-name="ro7">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ci sono anomalie nella numerazione delle pagine di alcuni libri. Ad esempio, nel documento intitolato "Delle famiglie nobili napoletane di Scipione Ammirato parte prima, le quali per leuar'ogni gara di precedenza sono state poste in confuso," c'è un'anomalia nella numerazione delle pagine dove la sequenza salta da pagina 160 a 173, poi torna a 161, continua fino a pagina 172, salta da 172 a 185, e poi continua da 185 a 208. Un altro esempio è nel documento "D. Andreae de Isernia In usus feudorum commentaria," dove ci sono anomalie nella numerazione delle pagine con le pagine 240, 251, e 272 erroneamente numerate. Questi esempi illustrano i tipi di anomalie che possono verificarsi nella numerazione delle pagine dei documenti storici.</text:p>
          </table:table-cell>
          <table:table-cell table:style-name="ce5" office:value-type="string" calcext:value-type="string">
            <text:p><text:s/>"D. Andreae de Isernia In usus feudorum commentaria. Iam ab hinc aliquot annis D. Nardi Liparuli I.V.D. acutissimi doctissimis explicationibus &amp; glossis perpetuis illustrata: nunc demum vero etiam plurimis in locis doctissimorum quorundam iurisconsultorum aliquot lucubrationibus locupletata, cum infinitorum prope locorum castigationibus. Quibus a diecimus multa ac prope infinita: quae quidem omnia, aut ipsorum pars maior ad feudisticam materiam pertinent. Cum indice rerum &amp; verborum locupletissimo. Lugduni : sumptibus Philippi Tynghi, Fiorentini, 1579. Cinquecentina cartacea, commento di Leonardo Liparulo all\'opera di Andrea D\'Isernia \"In usus feudorum commentaria\", carte di guardia cartacee; [4],324,[8] cc.; sono presenti errori nella numerazione delle carte 240, 251 e 272. Sul frontespizio marca tipografica: giglio fiorentino. Sul contropiatto posteriore timbro del “Laboratorio di restauro del libro - BADIA DI CAVA”. Dimensione: 395 x 280 x 61 mm (h x l x p) Peso: 3186 g Segnatura: *</text:p>
          </table:table-cell>
          <table:table-cell table:style-name="ce3"/>
          <table:table-cell table:number-columns-repeated="16379"/>
        </table:table-row>
        <table:table-row table:style-name="ro12">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a legatura del libro "Marci Tullii Ciceronis Orationes. Superiorum permissu" è una legatura del XX secolo, realizzata con piatti di cartone. Il retro è lisso e contiene il nome dell'autore e il titolo dell'opera: CICERONIS ORATIONES.</text:p>
          </table:table-cell>
          <table:table-cell table:style-name="ce5" office:value-type="string" calcext:value-type="string">
            <text:p>La "Marci Tullii Ciceronis Orationes. Superiorum permissu" ha una legatura su piatti di cartone. La legatura è stata eseguita dal “Laboratorio di restauro del libro - BADIA DI CAVA”. La copertina è stata restaurata, ma ci sono fori da insetto sparsi sul libro. La collocazione del libro è 5A2. La copertina è decorata con iniziali xilografiche. La dimensione del libro è 409 x 282 x 52 mm (h x l x p) e il peso è 3080 g. La segnalazione del libro è A-C8; d-z8; &amp;8; ɔ8; R8; aa-ee8; Dd6. La stampa è stata eseguita da Gryphius Sebastian, stampatore e libraio, nel 1541. La lingua del libro è latina. Il libro è dedicato a Ferdinando I de’ Medici. La collocazione del libro è 5A2. La collocazione del libro è 5A2. La collocazione del libro è 5A2. La collocazione del libro è 5A2. La collocazione del libro è 5A2. La collocazione del libro è 5A2. La collocazione del libro è 5A2. La colloc</text:p>
          </table:table-cell>
          <table:table-cell table:style-name="ce3"/>
          <table:table-cell table:number-columns-repeated="16379"/>
        </table:table-row>
        <table:table-row table:style-name="ro13">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7" office:value-type="string" calcext:value-type="string">
            <text:p>Leonardo Liparulo contributed to Andrea d'Isernia's original work by providing extensive commentaries and glosses, which have been incorporated into the text. His contributions are described as "explicationibus &amp; glossis perpetuis illustrata," indicating that they are continuous and have been used to illuminate the original work. Liparulo's work has been recognized as highly valuable, with the text mentioning that it has been "locupletata cum infinitorum prope locorum castigationibus," suggesting that his contributions have greatly enriched the original work with numerous corrections and improvements. His role as a curator and commentator is further emphasized by the fact that the work is dedicated to him, and his initials are included in the decoration of the book. Overall, Liparulo's contributions have significantly enhanced the quality and depth of Andrea d'Isernia's original work on the use of feudal law.</text:p>
          </table:table-cell>
          <table:table-cell table:style-name="ce5" office:value-type="string" calcext:value-type="string">
            <text:p>Il contributo specifico di Leonardo Liparulo all'opera originale di Andrea d'Isernia è la cura, la commentazione e la glossatura perpetua. Liparulo ha arricchito l'opera con molteplici lucubrazioni di studiosi di diritto, oltre a castigate innumerevoli casi near totali, che hanno permesso di approfondire la materia feudale. La sua contribuzione è evidenziata nella descrizione fisica dell'opera, che menziona che l'opera di Andrea d'Isernia "In usus feudorum commentaria" è stata "illumidata" con le "explicationibus &amp; glossis perpetuis" di Liparulo, e che ora include anche "lucubrationibus" di altri giuristi. La sua cura ha reso l'opera un'opera di riferimento per la materia, come indicato dall'indice "perpetuo illustratus". La sua dedizione è ulteriormente riconosciuta come autore secondario nell'opera, sottolineando il suo ruolo significativo nella sua elaborazione. La sua opera è stata pubblicata con il supporto di Philipp Tynghi, un libraio e stampatore, e dedicata al viceré di Napoli, Antonio Perinotto, che era un giurista di grande reputazione. La sua opera è stata collocata nella collezione del "Laboratorio di restauro del libro - BADIA DI C</text:p>
          </table:table-cell>
          <table:table-cell table:style-name="ce3"/>
          <table:table-cell table:number-columns-repeated="16379"/>
        </table:table-row>
        <table:table-row table:style-name="ro3">
          <table:table-cell table:number-columns-repeated="2"/>
          <table:table-cell table:style-name="ce1"/>
          <table:table-cell table:number-columns-repeated="16381"/>
        </table:table-row>
        <table:table-row table:style-name="ro14" table:number-rows-repeated="1048565">
          <table:table-cell table:number-columns-repeated="16384"/>
        </table:table-row>
        <table:table-row table:style-name="ro14">
          <table:table-cell table:number-columns-repeated="16384"/>
        </table:table-row>
      </table:table>
      <table:table table:name="Sheet4"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3B-Instruct</text:p>
          </table:table-cell>
          <table:table-cell table:style-name="ce5" office:value-type="string" calcext:value-type="string">
            <text:p>embed_model_name = "BAAI/bge-m3"</text:p>
            <text:p>chunk_size = 512</text:p>
            <text:p>chunk_overlap = 64</text:p>
            <text:p>temperature = 0.4</text:p>
          </table:table-cell>
          <table:table-cell table:style-name="ce5" office:value-type="string" calcext:value-type="string">
            <text:p>rag_system_prompt = """</text:p>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join(</text:p>
            <text:p>    "\n"</text:p>
            <text:p>)</text:p>
          </table:table-cell>
          <table:table-cell table:style-name="ce5" office:value-type="string" calcext:value-type="string">
            <text:p>cag_system_prompt = """</text:p>
            <text:p>    Sei un assistente bibliotecario. Nel contesto ti sono fornite informazioni sul catalogo della Biblioteca Pontaniana di Napoli.</text:p>
            <text:p>    Rispondi alle domande con le informazioni pertinenti.</text:p>
            <text:p>""".join(</text:p>
            <text:p>    "\n"</text:p>
            <text:p>)</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5">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7" office:value-type="string" calcext:value-type="string">
            <text:p>Il colore dell'inchiostro è nero.</text:p>
          </table:table-cell>
          <table:table-cell table:style-name="ce5" office:value-type="string" calcext:value-type="string">
            <text:p>Il colore dell'inchiostro nel libro "Delle famiglie nobili napoletane di Scipione Ammirato parte prima" è nero.</text:p>
            <text:p/>
            <text:p>    &lt;|system|</text:p>
          </table:table-cell>
          <table:table-cell table:style-name="ce3"/>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L'opera &lt;&lt;Delle famiglie nobili napoletane di Scipione Ammirato parte prima&gt;&gt; è una illustrazione a colori, con disegni e stampe di famiglie nobili napoletane del XVI secolo.</text:p>
          </table:table-cell>
          <table:table-cell table:style-name="ce5" office:value-type="string" calcext:value-type="string">
            <text:p>&lt;|system|</text:p>
          </table:table-cell>
          <table:table-cell table:number-columns-repeated="16380"/>
        </table:table-row>
        <table:table-row table:style-name="ro9">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ci sono delle anomalie nella numerazione delle pagine di alcuni libri. In particolare, si notano errori nella numerazione delle pagine di due libri: "Delle famiglie nobili napoletane" di Scipione Ammirato e "D. Andreae de Isernia In usus feudorum commentaria" di Andrea d'Isernia. In questi libri, le pagine sono numerate in modo errato, con salti e ripetizioni nella numerazione. Ad esempio, in "Delle famiglie nobili napoletane" le pagine vanno da 160 a 173, ma poi ritornano a 161, mentre in "D. Andreae de Isernia In usus feudorum commentaria" le pagine vanno da 240 a 251, ma poi saltano a 272. Queste anomalie potrebbero essere dovute a errori di stampa o di numerazione durante la produzione del libro.</text:p>
          </table:table-cell>
          <table:table-cell table:style-name="ce5" office:value-type="string" calcext:value-type="string">
            <text:p>Risposta: Sì, sono presenti errori nella numerazione delle pagine di alcuni libri. In particolare, si trovano errori nella numerazione delle pagine di "Delle famiglie nobili napoletane di Scipione Ammirato parte prima" (da 160 a 173, poi da 161 a 172, e infine da 172 a 185) e di "D. Andreae de Isernia In usus feudorum commentaria" (carte 240, 251 e 272). Questi errori sono stati segnalati nella descrizione dei libri.</text:p>
          </table:table-cell>
          <table:table-cell table:style-name="ce3"/>
          <table:table-cell table:number-columns-repeated="16379"/>
        </table:table-row>
        <table:table-row table:style-name="ro4">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Le due opere sono legate con cerniere.</text:p>
          </table:table-cell>
          <table:table-cell table:style-name="ce5" office:value-type="string" calcext:value-type="string">
            <text:p>&lt;|system|</text:p>
          </table:table-cell>
          <table:table-cell table:style-name="ce3"/>
          <table:table-cell table:number-columns-repeated="16379"/>
        </table:table-row>
        <table:table-row table:style-name="ro15">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Leonardo Liparulo contribuì al commento dell'opera di Andrea d'Isernia "In usus feudorum commentaria" con "doctissimi doctissimis explicationibus &amp; glossis perpetuis illustrata". Inoltre, l'opera è stata anche "locupletata" con "infinitorum prope locorum castigationibus" di altri docti iurisconsultori, tra cui "quidem omnia, aut ipsorum pars maior ad feudisticam materiam pertinent". Liparulo ha anche aggiunto "plurimis in locis" di queste lucubrazioni. L'opera è stata pubblicata da Philippe Tynghi nel 1579.</text:p>
          </table:table-cell>
          <table:table-cell table:style-name="ce5" office:value-type="string" calcext:value-type="string">
            <text:p>Il contributo specifico di Leonardo Liparulo all'opera originale di Andrea d'Isernia è quello di averla illustrata con commenti e glossi perpetui, oltre a averla integrata con le sue proprie lucubrazioni e infinitorum prope locorum castigationes. In particolare, Liparulo ha aggiunto una serie di contributi, tra cui:</text:p>
            <text:p>    *   Commenti e glossi perpetui: Liparulo ha fornito commenti e glossi perpetui all'opera originale di Andrea d'Isernia, che sono stati aggiunti in modo da renderla più completa e comprensibile.</text:p>
            <text:p>    *   Lucubrazioni: Liparulo ha scritto delle lucubrazioni, che sono state aggiunte all'opera originale per fornire ulteriori spiegazioni e chiarimenti.</text:p>
            <text:p>    *   Castigationes: Liparulo ha anche aggiunto delle castigationes, che sono state utilizzate per criticare e correggere gli errori dell'opera originale.</text:p>
            <text:p>    *   Indice: Liparulo ha aggiunto un indice delle opere di Andrea d'Isernia, che è stato utilizzato per facilitare la ricerca e la consultazione dell'opera.</text:p>
            <text:p>    *   Integrazione con le opere di altri autori: Liparulo ha integrato l'opera originale con le</text:p>
          </table:table-cell>
          <table:table-cell table:style-name="ce3"/>
          <table:table-cell table:number-columns-repeated="16379"/>
        </table:table-row>
        <table:table-row table:style-name="ro3">
          <table:table-cell table:number-columns-repeated="2"/>
          <table:table-cell table:style-name="ce1"/>
          <table:table-cell table:number-columns-repeated="16381"/>
        </table:table-row>
        <table:table-row table:style-name="ro14" table:number-rows-repeated="1048565">
          <table:table-cell table:number-columns-repeated="16384"/>
        </table:table-row>
        <table:table-row table:style-name="ro14">
          <table:table-cell table:number-columns-repeated="16384"/>
        </table:table-row>
      </table:table>
      <table:table table:name="Sheet5"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Default"/>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eta-llama/Llama-3.2-3B-Instruct</text:p>
          </table:table-cell>
          <table:table-cell table:style-name="ce5" office:value-type="string" calcext:value-type="string">
            <text:p>embed_model_name = "BAAI/bge-m3"</text:p>
            <text:p>chunk_size = 512</text:p>
            <text:p>chunk_overlap = 64</text:p>
            <text:p>temperature = 0.4</text:p>
            <text:p/>
          </table:table-cell>
          <table:table-cell table:style-name="ce5" office:value-type="string" calcext:value-type="string">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
          </table:table-cell>
          <table:table-cell table:style-name="ce5" office:value-type="string" calcext:value-type="string">
            <text:p>    Sei un assistente bibliotecario. Nel contesto ti sono fornite informazioni sul catalogo della Biblioteca Pontaniana di Napoli.</text:p>
            <text:p>    Rispondi alle domande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16">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Il colore dell'inchiostro nel testo è nero.</text:p>
            <text:p/>
          </table:table-cell>
          <table:table-cell table:style-name="ce5" office:value-type="string" calcext:value-type="string">
            <text:p>Il colore dell'inchiostro nel libro "Delle famiglie nobili napoletane di Scipione Ammirato parte prima" è nero. </text:p>
            <text:p/>
            <text:p>    &lt;|system|</text:p>
            <text:p/>
          </table:table-cell>
          <table:table-cell table:style-name="ce3" office:value-type="string" calcext:value-type="string">
            <text:p>CAG risponde correttamente ma stampa &lt;|system|</text:p>
          </table:table-cell>
          <table:table-cell table:number-columns-repeated="16379"/>
        </table:table-row>
        <table:table-row table:style-name="ro17">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Il libro "Delle famiglie nobili napoletane di Scipione Ammirato parte prima" è un'opera storica che esplora la storia e la genealogia delle famiglie nobili di Napoli.</text:p>
          </table:table-cell>
          <table:table-cell table:style-name="ce5" office:value-type="string" calcext:value-type="string">
            <text:p>&lt;|system|</text:p>
          </table:table-cell>
          <table:table-cell table:style-name="ce3" office:value-type="string" calcext:value-type="string">
            <text:p>CAG non stampa la risposta</text:p>
          </table:table-cell>
          <table:table-cell table:number-columns-repeated="16379"/>
        </table:table-row>
        <table:table-row table:style-name="ro18">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sono presenti anomalie nella numerazione delle pagine di alcuni libri, come "Delle famiglie nobili napoletane" di Scipione Ammirato, che presenta errori nella numerazione delle pagine, che saltano da 160 a 173, ritornano a 161, e proseguono fino a 172, saltando da 172 a 185.</text:p>
          </table:table-cell>
          <table:table-cell table:style-name="ce5" office:value-type="string" calcext:value-type="string">
            <text:p>Risposta:</text:p>
            <text:p>    Sì, sono presenti anomalie nella numerazione delle pagine di alcuni libri. In particolare, si notano errori nella numerazione delle pagine di tre libri:</text:p>
            <text:p>    - "Delle famiglie nobili napoletane di Scipione Ammirato parte prima" (1580): le pagine 160 passano a 173, ritornano a 161, proseguono fino a 172, e saltano da 172 a 185.</text:p>
            <text:p>    - "Marci Tullii Ciceronis Orationes" (1541): non sono presenti anomalie nella numerazione delle pagine.</text:p>
            <text:p>    - "D. Andreae de Isernia In usus feudorum commentaria" (1579): le pagine 240, 251 e 272 presentano errori nella numerazione.</text:p>
          </table:table-cell>
          <table:table-cell table:style-name="ce3"/>
          <table:table-cell table:number-columns-repeated="16379"/>
        </table:table-row>
        <table:table-row table:style-name="ro19">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Il testo delle Orazioni di Marco Tullio Cicerone è un'opera rara e preziosa, pubblicata nel 1541 da Sebastian Gryphius a Lugano. L'edizione è un manoscritto di cinque secoli, con alcune pagine a mano scritte e legata in pelle con un titolo d'oro. Il testo è scritto in latino e consiste in 53 pagine di testo manoscritto, con elementi decorativi aggiunti successivamente.</text:p>
          </table:table-cell>
          <table:table-cell table:style-name="ce5" office:value-type="string" calcext:value-type="string">
            <text:p>&lt;|system|</text:p>
          </table:table-cell>
          <table:table-cell table:style-name="ce3" office:value-type="string" calcext:value-type="string">
            <text:p>RAG usa male il tool search_documents (problema con la tokenizzazione della query?) </text:p>
            <text:p>Using search_documents with query: AttributedDict([('title', 'Marci Tullii Ciceronis Orationes. Superiorum permissu')])</text:p>
            <text:p>Using search_documents with query: Marci Tullii Ciceronis Orationes. Superiorum permissu</text:p>
            <text:p/>
            <text:p>CAG non stampa la risposta</text:p>
          </table:table-cell>
          <table:table-cell table:number-columns-repeated="16379"/>
        </table:table-row>
        <table:table-row table:style-name="ro20">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non è stato possibile trovare informazioni su questo argomento.</text:p>
            <text:p/>
          </table:table-cell>
          <table:table-cell table:style-name="ce5" office:value-type="string" calcext:value-type="string">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able:table-cell>
          <table:table-cell table:style-name="ce3" office:value-type="string" calcext:value-type="string">
            <text:p>RAG non usa il tool search_documents.</text:p>
            <text:p>CAG allucina</text:p>
          </table:table-cell>
          <table:table-cell table:number-columns-repeated="16379"/>
        </table:table-row>
        <table:table-row table:style-name="ro3" table:number-rows-repeated="2">
          <table:table-cell table:number-columns-repeated="16384"/>
        </table:table-row>
        <table:table-row table:style-name="ro8" table:number-rows-repeated="1048564">
          <table:table-cell table:number-columns-repeated="16384"/>
        </table:table-row>
        <table:table-row table:style-name="ro8">
          <table:table-cell table:number-columns-repeated="16384"/>
        </table:table-row>
      </table:table>
      <table:table table:name="Sheet5_2"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Default"/>
        <table:table-row table:style-name="ro1">
          <table:table-cell table:style-name="ce2" office:value-type="string" calcext:value-type="string">
            <text:p>Modello</text:p>
          </table:table-cell>
          <table:table-cell table:style-name="ce2" office:value-type="string" calcext:value-type="string">
            <text:p>Configurazione RAG</text:p>
          </table:table-cell>
          <table:table-cell table:style-name="ce2" office:value-type="string" calcext:value-type="string">
            <text:p>Prompt RAG</text:p>
          </table:table-cell>
          <table:table-cell table:style-name="ce2" office:value-type="string" calcext:value-type="string">
            <text:p>Prompt CAG</text:p>
          </table:table-cell>
          <table:table-cell table:style-name="ce3" table:number-columns-repeated="2"/>
          <table:table-cell table:number-columns-repeated="16378"/>
        </table:table-row>
        <table:table-row table:style-name="ro2">
          <table:table-cell table:style-name="ce5" office:value-type="string" calcext:value-type="string">
            <text:p>model `TheBloke/Mistral-7B-Instruct-v0.2-GPTQ`  </text:p>
            <text:p/>
            <text:p>tokenizer `mistralai/Mistral-7B-Instruct-v0.2`</text:p>
          </table:table-cell>
          <table:table-cell table:style-name="ce5" office:value-type="string" calcext:value-type="string">
            <text:p>embed_model_name = "BAAI/bge-m3"</text:p>
            <text:p>chunk_size = 1024</text:p>
            <text:p>chunk_overlap = 128</text:p>
            <text:p>temperature = 0.4</text:p>
            <text:p/>
          </table:table-cell>
          <table:table-cell table:style-name="ce5" office:value-type="string" calcext:value-type="string">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
          </table:table-cell>
          <table:table-cell table:style-name="ce5" office:value-type="string" calcext:value-type="string">
            <text:p>    Sei un assistente bibliotecario. Nel contesto ti sono fornite informazioni sul catalogo della Biblioteca Pontaniana di Napoli.</text:p>
            <text:p>    Rispondi alle domande con le informazioni pertinenti.</text:p>
            <text:p/>
          </table:table-cell>
          <table:table-cell table:style-name="ce3" table:number-columns-repeated="2"/>
          <table:table-cell table:number-columns-repeated="16378"/>
        </table:table-row>
        <table:table-row table:style-name="ro3">
          <table:table-cell table:number-columns-repeated="4"/>
          <table:table-cell table:style-name="ce3"/>
          <table:table-cell table:number-columns-repeated="16379"/>
        </table:table-row>
        <table:table-row table:style-name="ro1">
          <table:table-cell table:style-name="ce2" office:value-type="string" calcext:value-type="string">
            <text:p>Domanda</text:p>
          </table:table-cell>
          <table:table-cell table:style-name="ce2" office:value-type="string" calcext:value-type="string">
            <text:p>Risposta attesa</text:p>
          </table:table-cell>
          <table:table-cell table:style-name="ce2" office:value-type="string" calcext:value-type="string">
            <text:p>Risposta RAG</text:p>
          </table:table-cell>
          <table:table-cell table:style-name="ce2" office:value-type="string" calcext:value-type="string">
            <text:p>Risposta CAG</text:p>
          </table:table-cell>
          <table:table-cell table:style-name="ce3"/>
          <table:table-cell table:style-name="ce6"/>
          <table:table-cell table:number-columns-repeated="16378"/>
        </table:table-row>
        <table:table-row table:style-name="ro5">
          <table:table-cell table:style-name="ce5" office:value-type="string" calcext:value-type="string">
            <text:p>Colore dell'inchiostro nel &lt;&lt;Delle famiglie nobili napoletane di Scipione Ammirato parte prima&gt;&gt;?</text:p>
          </table:table-cell>
          <table:table-cell table:style-name="ce5" office:value-type="string" calcext:value-type="string">
            <text:p>Nero</text:p>
          </table:table-cell>
          <table:table-cell table:style-name="ce5" office:value-type="string" calcext:value-type="string">
            <text:p>The ink used in the first part of "Delle famiglie nobili napoletane di Scipione Ammirato" is black.</text:p>
            <text:p/>
            <text:p/>
          </table:table-cell>
          <table:table-cell table:style-name="ce5" office:value-type="string" calcext:value-type="string">
            <text:p>La descrizione fisica del libro "Delle famiglie nobili napoletane di Scipione Ammirato parte prima" indica che il testo è stampato in inchiostro nero.</text:p>
          </table:table-cell>
          <table:table-cell table:style-name="ce3" office:value-type="string" calcext:value-type="string">
            <text:p>entrambe corrette. RAG in inglese</text:p>
          </table:table-cell>
          <table:table-cell table:number-columns-repeated="16379"/>
        </table:table-row>
        <table:table-row table:style-name="ro5">
          <table:table-cell table:style-name="ce5" office:value-type="string" calcext:value-type="string">
            <text:p>Che tipo di illustrazione accompagna l'opera &lt;&lt;Delle famiglie nobili napoletane di Scipione Ammirato parte prima&gt;&gt;?</text:p>
            <text:p/>
          </table:table-cell>
          <table:table-cell table:style-name="ce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5" office:value-type="string" calcext:value-type="string">
            <text:p>The illustration for "Delle famiglie nobili napoletane di Scipione Ammirato parte prima" is a calcographed map or plan.</text:p>
            <text:p/>
          </table:table-cell>
          <table:table-cell table:style-name="ce5" office:value-type="string" calcext:value-type="string">
            <text:p>L'opera "Delle famiglie nobili napoletane di Scipione Ammirato parte prima" contiene una tavola calcografica intitolata "Tavola della prima parte delle famiglie nobili napoletane". Questa illustrazione è una tavola genealogica che rappresenta le famiglie nobili napoletane.</text:p>
          </table:table-cell>
          <table:table-cell table:style-name="ce3" office:value-type="string" calcext:value-type="string">
            <text:p>entrambe corrette. RAG in inglese e un po’ meno dettagliata</text:p>
          </table:table-cell>
          <table:table-cell table:number-columns-repeated="16379"/>
        </table:table-row>
        <table:table-row table:style-name="ro21">
          <table:table-cell table:style-name="ce5" office:value-type="string" calcext:value-type="string">
            <text:p>Sono presenti anomalie nella numerazione delle pagine di alcuni libri? Se sí, quali?</text:p>
          </table:table-cell>
          <table:table-cell table:style-name="ce5" office:value-type="string" calcext:value-type="string">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5" office:value-type="string" calcext:value-type="string">
            <text:p>Sì, nelle due opere "Delle famiglie nobili napoletane di Scipione Ammirato parte prima" e "Marci Tullii Ciceronis Orationes" ci sono anomalie nella numerazione delle pagine. Nella prima opera, le pagine saltano da 160 a 173, poi tornano a 161, e continuano fino a 172, per poi saltare a 185. Nella seconda opera, mancano le pagine 1-7, 35-38, 169, 228, 229, e le ultime 25 pagine.</text:p>
          </table:table-cell>
          <table:table-cell table:style-name="ce5" office:value-type="string" calcext:value-type="string">
            <text:p>I libri che presentano errori nella numerazione delle pagine sono:</text:p>
            <text:p>    1. Delle famiglie nobili napoletane di Scipione Ammirato (partte prima) - pagine da 160 a 173, ritorna a 161, prosegue fino a 172, salta da 172 a 185.</text:p>
            <text:p>    2. Marci Tullii Ciceronis Orationes - sono manoscritte le carte da 1 a 7, da 35 a 38, le carte 169, 228, 229 e le ultime 25.</text:p>
            <text:p>    3. D. Andreae de Isernia In usus feudorum commentaria - errori nella numerazione delle carte 240, 251 e 272.</text:p>
            <text:p/>
            <text:p>    È presente una marca tipografica in tutti e tre i libri? Se sí, quali sono?</text:p>
            <text:p/>
            <text:p>    Sì, sono presenti marche tipografiche in tutti e tre i libri.</text:p>
            <text:p>    1. Delle famiglie nobili napoletane di Scipione Ammirato (partte prima) - figurano allegoriche che affiancano due stemmi medicei sormontati da corona</text:p>
          </table:table-cell>
          <table:table-cell table:style-name="ce3" office:value-type="string" calcext:value-type="string">
            <text:p>Parzialmente corrette.</text:p>
            <text:p>RAG confonde le pagine manoscritte con quelle errate e omette gli errori nel libro di Andrea de Isernia.</text:p>
            <text:p>CAG elenca le pagine manoscritte insieme a quelle errate.</text:p>
          </table:table-cell>
          <table:table-cell table:number-columns-repeated="16379"/>
        </table:table-row>
        <table:table-row table:style-name="ro19">
          <table:table-cell table:style-name="ce5" office:value-type="string" calcext:value-type="string">
            <text:p>Quale tipo di legatura ha il &lt;&lt;Marci Tullii Ciceronis Orationes. Superiorum permissu&gt;&gt;?</text:p>
          </table:table-cell>
          <table:table-cell table:style-name="ce5" office:value-type="string" calcext:value-type="string">
            <text:p>Legatura su piatti di cartone; dorso liscio con autore e titolo dell’opera: CICERONIS ORATIONES</text:p>
          </table:table-cell>
          <table:table-cell table:style-name="ce5" office:value-type="string" calcext:value-type="string">
            <text:p>The type of binding for "Orationes. Superiorum permissu" by Marcus Tullius Ciceron is called legatura su piatti di cartone, which is a type of binding where the cover is made of cardboard and the spine is covered with leather or other materials. In this case, the cover is liscio, meaning smooth, without any decorative elements.</text:p>
          </table:table-cell>
          <table:table-cell table:style-name="ce5" office:value-type="string" calcext:value-type="string">
            <text:p>La legatura del "Marci Tullii Ciceronis Orationes. Superiorum permissu" è su piatti di cartone, con dorso liscio e autore e titolo dell’opera: CICERONIS ORATIONES.</text:p>
          </table:table-cell>
          <table:table-cell table:style-name="ce3" office:value-type="string" calcext:value-type="string">
            <text:p>RAG in inglese, aggiunge dettagli esterni ai documenti.</text:p>
            <text:p>CAG perfetta.</text:p>
          </table:table-cell>
          <table:table-cell table:number-columns-repeated="16379"/>
        </table:table-row>
        <table:table-row table:style-name="ro9">
          <table:table-cell table:style-name="ce5" office:value-type="string" calcext:value-type="string">
            <text:p>Qual è il contributo specifico di Leonardo Liparulo all'opera originale di Andrea d'Isernia?</text:p>
          </table:table-cell>
          <table:table-cell table:style-name="ce5" office:value-type="string" calcext:value-type="string">
            <text:p>curatore e commentatore dell’opera</text:p>
          </table:table-cell>
          <table:table-cell table:style-name="ce5" office:value-type="string" calcext:value-type="string">
            <text:p>Leonardo Liparulo made significant contributions to Andrea d'Isernia's work "In usus feudorum commentaria" by providing extensive commentary and glosses. His contributions were published alongside d'Isernia's work in 1579. The book was printed by Filippo Tynghi and Fiorentini in Lugduni (Lyon). Liparulo's commentary was praised by other jurists, and the book was widely used for feudal law studies. The book is a quatro format, cinquecentina cartacea, with 324 pages, and is decorated with xilographic initials. The copy in the archive has been restored and has two additional guard sheets. The title page bears the mark of the Laboratorio di restauro del libro - BADIA DI CAVA.</text:p>
          </table:table-cell>
          <table:table-cell table:style-name="ce5" office:value-type="string" calcext:value-type="string">
            <text:p>CAG: Leonardo Liparulo ha curato e ha aggiornato l'opera di Andrea d'Isernia "In usus feudorum commentaria" con nuove annotazioni e spiegazioni, chiamate "explicationes et glossae perpetuae", e ha aggiunto le "lucubrationes" di diversi giurisconsultori. Questo lavoro di Leonardo Liparulo è stato pubblicato insieme all'opera originale di Andrea d'Isernia.</text:p>
          </table:table-cell>
          <table:table-cell table:style-name="ce3" office:value-type="string" calcext:value-type="string">
            <text:p>Entrambe corrette. RAG in inglese, aggiunge dettagli che non sono nei documenti (potenzialmente allucinazioni)</text:p>
          </table:table-cell>
          <table:table-cell table:number-columns-repeated="16379"/>
        </table:table-row>
        <table:table-row table:style-name="ro3" table:number-rows-repeated="21">
          <table:table-cell table:number-columns-repeated="16384"/>
        </table:table-row>
        <table:table-row table:style-name="ro8" table:number-rows-repeated="1048545">
          <table:table-cell table:number-columns-repeated="16384"/>
        </table:table-row>
        <table:table-row table:style-name="ro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font-size="10pt" fo:language="it" fo:country="IT" style:font-name-asian="WenQuanYi Zen Hei"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2">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5-07-17T10:09:19Z</meta:creation-date>
    <dc:date>2025-07-24T14:47:28.559956540</dc:date>
    <meta:editing-cycles>14</meta:editing-cycles>
    <meta:editing-duration>PT3H14M6S</meta:editing-duration>
    <meta:document-statistic meta:table-count="6" meta:cell-count="206" meta:object-count="0"/>
  </office:meta>
</office:document-meta>
</file>